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/>
      <mrow>
        <mi>f</mi>
        <mo stretchy="false">=</mo>
        <mfrac>
          <mn>1</mn>
          <mi>T</mi>
        </mfrac>
      </mrow>
      <mrow/>
    </mrow>
    <annotation encoding="StarMath 5.0">{} f = 1 over T {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12:20.318000000</meta:creation-date>
    <dc:date>2019-10-21T11:15:08.629000000</dc:date>
    <meta:editing-duration>PT2M48S</meta:editing-duration>
    <meta:editing-cycles>1</meta:editing-cycles>
    <meta:generator>LibreOffice/6.2.5.2$Windows_X86_64 LibreOffice_project/1ec314fa52f458adc18c4f025c545a4e8b22c159</meta:generator>
  </office:meta>
</office:document-meta>
</file>